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anufacturer No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 400</text:p>
          </table:table-cell>
          <table:table-cell table:style-name="ce1"/>
          <table:table-cell table:style-name="ce1" office:value-type="string" calcext:value-type="string">
            <text:p>Price bulk</text:p>
          </table:table-cell>
          <table:table-cell table:style-name="ce1" office:value-type="string" calcext:value-type="string">
            <text:p>Bulk siz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7WZU04P6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buffered single stage dual hex inverter</text:p>
          </table:table-cell>
          <table:table-cell office:value-type="float" office:value="0.105" calcext:value-type="float">
            <text:p>0.105</text:p>
          </table:table-cell>
          <table:table-cell table:formula="of:=[.E7]*[.C7]" office:value-type="float" office:value="0.105" calcext:value-type="float">
            <text:p>0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NC7WZU04P6X </text:p>
          </table:table-cell>
          <table:table-cell office:value-type="string" calcext:value-type="string">
            <text:p>Iš aliexpress po 0.09€ 200vnt</text:p>
          </table:table-cell>
        </table:table-row>
        <table:table-row table:style-name="ro1">
          <table:table-cell/>
          <table:table-cell office:value-type="string" calcext:value-type="string">
            <text:p>ACASA100221002P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network 10k 0.5%</text:p>
          </table:table-cell>
          <table:table-cell office:value-type="float" office:value="0.3769" calcext:value-type="float">
            <text:p>0.3769</text:p>
          </table:table-cell>
          <table:table-cell table:formula="of:=[.E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ACASA-10K/10K-2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CRE000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 network 10k 1%</text:p>
          </table:table-cell>
          <table:table-cell office:value-type="float" office:value="0.009" calcext:value-type="float">
            <text:p>0.009</text:p>
          </table:table-cell>
          <table:table-cell table:formula="of:=[.E9]*[.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1711701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A3AEB1872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0.1%</text:p>
          </table:table-cell>
          <table:table-cell table:formula="of:=0.03" office:value-type="float" office:value="0.03" calcext:value-type="float">
            <text:p>0.03</text:p>
          </table:table-cell>
          <table:table-cell table:formula="of:=[.E10]*[.C10]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float" office:value="1810244" calcext:value-type="float">
            <text:p>1810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MV324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opamp</text:p>
          </table:table-cell>
          <table:table-cell office:value-type="float" office:value="0.22" calcext:value-type="float">
            <text:p>0.22</text:p>
          </table:table-cell>
          <table:table-cell table:formula="of:=[.E11]*[.C11]"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Farnel</text:p>
          </table:table-cell>
          <table:table-cell office:value-type="string" calcext:value-type="string">
            <text:p>2463665R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<text:a xlink:href="http://lt.farnell.com/multicomp/mcrsd16000f183000rr/crystal-16mhz-18pf-hc49-us-smd/dp/2395958" xlink:type="simple">MCRSD16000F183000RR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://lt.farnell.com/multicomp/mcrsd16000f183000rr/crystal-16mhz-18pf-hc49-us-smd/dp/2395958" xlink:type="simple">CRYSTAL, 16MHZ, 18PF, HC49-US, SMD</text:a></text:p>
          </table:table-cell>
          <table:table-cell office:value-type="float" office:value="0.133" calcext:value-type="float">
            <text:p>0.133</text:p>
          </table:table-cell>
          <table:table-cell table:formula="of:=[.E12]*[.C12]" office:value-type="float" office:value="0.133" calcext:value-type="float">
            <text:p>0.133</text:p>
          </table:table-cell>
          <table:table-cell table:number-columns-repeated="3"/>
          <table:table-cell table:style-name="ce2" office:value-type="string" calcext:value-type="string">
            <text:p><text:a xlink:href="http://lt.farnell.com/multicomp/mcrsd16000f183000rr/crystal-16mhz-18pf-hc49-us-smd/dp/2395958" xlink:type="simple">2395958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3]*[.C1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13])" office:value-type="float" office:value="1.578" calcext:value-type="float">
            <text:p>1.57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+vat</text:p>
          </table:table-cell>
          <table:table-cell table:formula="of:=[.F14]*1.21" office:value-type="float" office:value="1.90938" calcext:value-type="float">
            <text:p>1.909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np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F16]+[.F15]" office:value-type="float" office:value="3.90938" calcext:value-type="float">
            <text:p>3.909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holesale</text:p>
          </table:table-cell>
          <table:table-cell table:formula="of:=[.F17]*1.6" office:value-type="float" office:value="6.255008" calcext:value-type="float">
            <text:p>6.2550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tail</text:p>
          </table:table-cell>
          <table:table-cell table:formula="of:=[.F18]*1.6" office:value-type="float" office:value="10.0080128" calcext:value-type="float">
            <text:p>10.00801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3:26:09.081576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2-04T11:41:13.823338492</meta:creation-date>
    <dc:date>2015-02-05T00:01:39.558876778</dc:date>
    <dc:creator>miceuz </dc:creator>
    <meta:editing-duration>PT35M11S</meta:editing-duration>
    <meta:editing-cycles>6</meta:editing-cycles>
    <meta:generator>LibreOffice/4.2.7.2$Linux_X86_64 LibreOffice_project/420m0$Build-2</meta:generator>
    <meta:document-statistic meta:table-count="1" meta:cell-count="67" meta:object-count="0"/>
  </office:meta>
</office:document-meta>
</file>